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BodyTag.getBodyContent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bagoBodyTag.setBodyContent( BodyContent body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BodyTag.getDoAfterBod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Body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bagoBodyTag.isBodyContentEmp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bagoBodyTag.doAfter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BodyTag.doIni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bagoBodyTag.getDoStar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